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ProductusOSGiMonoc" svg:font-family="ProductusOSGiMonoc"/>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style>
    <style:style style:name="P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 style:family="paragraph" style:parent-style-name="CellBody">
      <style:paragraph-properties fo:keep-with-next="always" style:snap-to-layout-grid="false"/>
      <style:text-properties fo:language="en" fo:country="US" style:language-complex="ar" style:country-complex="SA"/>
    </style:style>
    <style:style style:name="P5" style:family="paragraph" style:parent-style-name="Abstract">
      <style:text-properties fo:font-size="16pt" fo:language="en" fo:country="US" fo:font-weight="bold" style:font-size-asian="16pt" style:font-weight-asian="bold"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Standard" style:list-style-name="L1"/>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Heading_20_1">
      <style:text-properties fo:language="en" fo:country="US" style:language-complex="ar" style:country-complex="SA"/>
    </style:style>
    <style:style style:name="P21" style:family="paragraph" style:parent-style-name="Heading_20_1">
      <style:paragraph-properties fo:break-before="page"/>
      <style:text-properties fo:language="en" fo:country="US" style:language-complex="ar" style:country-complex="SA"/>
    </style:style>
    <style:style style:name="P22" style:family="paragraph" style:parent-style-name="Heading_20_2">
      <style:text-properties fo:language="en" fo:country="US" style:language-complex="ar" style:country-complex="SA"/>
    </style:style>
    <style:style style:name="P2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4" style:family="paragraph" style:parent-style-name="CellBody">
      <style:paragraph-properties style:snap-to-layout-grid="false"/>
      <style:text-properties fo:language="en" fo:country="US" style:language-complex="ar" style:country-complex="SA"/>
    </style:style>
    <style:style style:name="P25" style:family="paragraph" style:parent-style-name="CellBody">
      <style:text-properties fo:color="#ff0000" fo:language="en" fo:country="US" fo:font-style="italic" style:font-style-asian="italic" style:language-complex="ar" style:country-complex="SA"/>
    </style:style>
    <style:style style:name="P26"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27" style:family="paragraph" style:parent-style-name="Definition_20_Term">
      <style:text-properties fo:language="en" fo:country="US" style:language-complex="ar" style:country-complex="SA"/>
    </style:style>
    <style:style style:name="P28" style:family="paragraph" style:parent-style-name="Preformatted_20_Text">
      <style:paragraph-properties fo:margin-left="2.286cm" fo:margin-right="0cm" fo:text-indent="0cm" style:auto-text-indent="false"/>
    </style:style>
    <style:style style:name="P29" style:family="paragraph" style:parent-style-name="Preformatted_20_Text">
      <style:paragraph-properties fo:margin-left="9.144cm" fo:margin-right="0cm" fo:text-indent="0cm" style:auto-text-indent="false"/>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style:font-name="Courier New"/>
    </style:style>
    <style:style style:name="T8" style:family="text">
      <style:text-properties style:font-name="ProductusOSGiMonoc"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3" text:anchor-type="paragraph" svg:width="17.78cm" svg:height="7.893cm" draw:z-index="0"><draw:image xlink:href="Pictures/1000020100000427000001D8328612BC.png" xlink:type="simple" xlink:show="embed" xlink:actuate="onLoad"/></draw:frame></text:p>
      <text:p text:style-name="P8"><text:user-defined style:data-style-name="N0" text:name="RFC Title">RFC 205 - Versions as Scalar types</text:user-defined></text:p>
      <text:p text:style-name="P8"><text:span text:style-name="T1">Draft<text:line-break/><text:line-break/></text:span><text:span text:style-name="T1"><text:page-count style:num-format="1">8</text:page-count></text:span><text:span text:style-name="T1"> Pages</text:span></text:p>
      <text:p text:style-name="P8"><text:span text:style-name="T2">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2">t</text:span><text:span text:style-name="T2">ically when the document is saved.</text:span></text:p>
      <text:p text:style-name="P5">Abstract</text:p>
      <text:p text:style-name="P6">10 point Arial Centered.</text:p>
      <text:p text:style-name="P12">Put information about the purpose of the document and the information that it contains here. This text should not extend beyond this front page. If it does, revise the abstract.</text:p>
      <text:h text:style-name="P21" text:outline-level="1" text:restart-numbering="true" text:start-value="-1">Document Information</text:h>
      <text:h text:style-name="P22"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2"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2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0 Document Information<text:tab/>2</text:p>
          <text:p text:style-name="P9">0.1 License<text:tab/>2</text:p>
          <text:p text:style-name="P9">0.2 Trademarks<text:tab/>3</text:p>
          <text:p text:style-name="P9">0.3 Feedback<text:tab/>3</text:p>
          <text:p text:style-name="P9">0.4 Table of Contents<text:tab/>3</text:p>
          <text:p text:style-name="P9">0.5 Terminology and Document Conventions<text:tab/>4</text:p>
          <text:p text:style-name="P9">0.6 Revision History<text:tab/>4</text:p>
          <text:p text:style-name="P10">1 Introduction<text:tab/>4</text:p>
          <text:p text:style-name="P10">2 Application Domain<text:tab/>5</text:p>
          <text:p text:style-name="P10">3 Problem Description<text:tab/>5</text:p>
          <text:p text:style-name="P10">4 Requirements<text:tab/>5</text:p>
          <text:p text:style-name="P10">5 Technical Solution<text:tab/>5</text:p>
          <text:p text:style-name="P10">6 Data Transfer Objects<text:tab/>6</text:p>
          <text:p text:style-name="P10">7 Javadoc<text:tab/>6</text:p>
          <text:p text:style-name="P10">8 Considered Alternatives<text:tab/>6</text:p>
          <text:p text:style-name="P10"><text:soft-page-break/>9 Security Considerations<text:tab/>7</text:p>
          <text:p text:style-name="P10">10 Document Support<text:tab/>7</text:p>
          <text:p text:style-name="P9">10.1 References<text:tab/>7</text:p>
          <text:p text:style-name="P9">10.2 Author’s Address<text:tab/>7</text:p>
          <text:p text:style-name="P9">10.3 Acronyms and Abbreviations<text:tab/>7</text:p>
          <text:p text:style-name="P9">10.4 End of Document<text:tab/>7</text:p>
        </text:index-body>
      </text:table-of-content>
      <text:p text:style-name="P13"/>
      <text:h text:style-name="P22"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7">Source code is shown in this typeface</text:span>.</text:p>
      <text:h text:style-name="P22"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Revision</text:p>
            </table:table-cell>
            <table:table-cell table:style-name="Table1.A1" office:value-type="string">
              <text:p text:style-name="P3">Date</text:p>
            </table:table-cell>
            <table:table-cell table:style-name="Table1.C1" office:value-type="string">
              <text:p text:style-name="P3">Comments</text:p>
            </table:table-cell>
          </table:table-row>
        </table:table-header-rows>
        <table:table-row table:style-name="Table1.2">
          <table:table-cell table:style-name="Table1.A1" office:value-type="string">
            <text:p text:style-name="CellBody">Initial</text:p>
          </table:table-cell>
          <table:table-cell table:style-name="Table1.B2" office:value-type="date" office:date-value="2013-09-04">
            <text:p text:style-name="CellBody">04/09/13</text:p>
          </table:table-cell>
          <table:table-cell table:style-name="Table1.C1" office:value-type="string">
            <text:p text:style-name="CellBody">Initial version - <text:s/>Tim Ward, Paremus Ltd, tim.ward@paremus.com</text:p>
          </table:table-cell>
        </table:table-row>
        <table:table-row table:style-name="Table1.2">
          <table:table-cell table:style-name="Table1.A3" office:value-type="string">
            <text:p text:style-name="P7"/>
          </table:table-cell>
          <table:table-cell table:style-name="Table1.A3" office:value-type="string">
            <text:p text:style-name="P26">MMM DD YYYY</text:p>
          </table:table-cell>
          <table:table-cell table:style-name="Table1.C3" office:value-type="string">
            <text:p text:style-name="P26">Put information relating to the changes you have made here. </text:p>
            <text:p text:style-name="P25">&lt;name&gt;, &lt;company&gt; &lt;e-mail&gt;</text:p>
          </table:table-cell>
        </table:table-row>
      </table:table>
      <text:p text:style-name="P13"/>
      <text:h text:style-name="P20" text:outline-level="1">Introduction</text:h>
      <text:p text:style-name="Standard"><text:span text:style-name="T6">The OSGi Core specification describes how OSGi Services can be registered with Service Properties. These properties can then be used to select services using LDAP filters. The primary supported types for service properties are known as the 'Scalar Types', which are </text:span><text:span text:style-name="T8">String, Integer, Long, Float, Double, Byte, Short, Character </text:span>and<text:span text:style-name="T8"> Boolean</text:span>, and collections or arrays of Scalar types. In addition to these types service properties may be arbitrary objects.</text:p>
      <text:p text:style-name="Standard"/>
      <text:p text:style-name="Standard">The core specification further defines the filter matching rules that should be used for non-scalar types when they are used. The Equals and not Equals operators rely on the equals() method of the property value, however the other operators require the property value type to be Comparable, and also for it to have either a static valueOf() method or a public <text:s/>constructor taking a single String. OSGi Version objects were designed to work with these rules so that they are also suitable for use as filterable service properties.</text:p>
      <text:p text:style-name="Standard"/>
      <text:p text:style-name="Standard"><text:soft-page-break/>Although Version objects are a core part of the OSGi API, and are suitable for use as service properties, they are not one of the scalar types. This means that they are not covered by other OSGi specifications that reference the scalar types. This includes Configuration Admin, Declarative Services and Metatype. As a result it is more difficult to use Versions as service properties than Scalar types.</text:p>
      <text:h text:style-name="P20" text:outline-level="1">Application Domain</text:h>
      <text:p text:style-name="Standard">This RFC relates to OSGi Service properties and configuration, specifically it aims to make OSGi Versions easier to use as Service Properties and configurable objects.</text:p>
      <text:h text:style-name="P20" text:outline-level="1">Problem Description</text:h>
      <text:p text:style-name="Standard">The Version class is a core part of the OSGi API, and is used widely throughout many OSGi specifications, however it is not considered to be an OSGi “scalar type”. This means that while Versions are natively supported in Generic Capabilities, most other OSGi specifications do not treat Version as a native property type.</text:p>
      <text:p text:style-name="Standard"/>
      <text:p text:style-name="Standard">OSGi Declarative Services are one good example of this. Version is not a native property type, and so it is not possible to use Declarative Services to register a service object with a Version as a service property. The same is true of Configuration Admin, if you wish to pass an OSGi Version as a configurable property then it must be passed as a String and parsed by the client.</text:p>
      <text:p text:style-name="Standard"/>
      <text:p text:style-name="Standard">This adds significant complexity to code that wishes to use OSGi Versions in these ways. For example the DS component must be manually registered as a service in its Activate method, and the Configurable component must remember to parse the Version property as a String.</text:p>
      <text:p text:style-name="Standard"/>
      <text:p text:style-name="Standard">Versions are useful in these cases for many reasons, for example:</text:p>
      <text:list xml:id="list7877709204885874338" text:style-name="L1">
        <text:list-item>
          <text:p text:style-name="P18">When the same service API provides access to multiple implementations, for example the JDBC service DataSourceFactory, where service properties can be used to advertise the version of the backing database.</text:p>
        </text:list-item>
        <text:list-item>
          <text:p text:style-name="P18">When a service is being used as a marker to represent the state of an external process, or the presence of some other external resource (like a bluetooth device). If the API of the service is independent of the external process/resource then it can be useful to provide version information for the resource</text:p>
        </text:list-item>
        <text:list-item>
          <text:p text:style-name="P18">When configuration is being used to identify a bundle that should be processed by an extender</text:p>
          <text:p text:style-name="P18"/>
        </text:list-item>
      </text:list>
      <text:h text:style-name="P20" text:outline-level="1"><text:soft-page-break/>Requirements</text:h>
      <text:p text:style-name="Standard">VST01 – The Solution MUST define a mechanism to support OSGi Version objects as DS properties</text:p>
      <text:p text:style-name="Standard"/>
      <text:p text:style-name="Standard">VST02 – The Solution MUST define a mechanism to support passing OSGi version objects as configurable properties</text:p>
      <text:p text:style-name="Standard"/>
      <text:p text:style-name="Standard">VST03 – The Solution MUST support OSGi version objects in Metatype descriptions.</text:p>
      <text:h text:style-name="P20" text:outline-level="1">Technical Solution</text:h>
      <text:p text:style-name="Body"><text:span text:style-name="T6">The technical solution impacts a number of existing specifications.</text:span></text:p>
      <text:h text:style-name="Heading_20_2" text:outline-level="2">Core specification</text:h>
      <text:p text:style-name="Standard">The OSGi Core specification has already been written such that Version objects work well as service properties. The only update required here is to add Version as a Scalar type, no other updates should be necessary</text:p>
      <text:h text:style-name="Heading_20_2" text:outline-level="2">Configuration Admin</text:h>
      <text:p text:style-name="Standard">The Configuration Admin specification needs to be updated to include Version as an allowed property type. This also requires Configuration Admin to serialize Version properties. This can easily be achieved using the existing Version#toString() and Version#parseVersion() methods.</text:p>
      <text:h text:style-name="Heading_20_2" text:outline-level="2">Metatype Service</text:h>
      <text:p text:style-name="Body">The Metatype Service needs to be updated to include Version as a configuration type. This should be simple to implement.</text:p>
      <text:h text:style-name="Heading_20_2" text:outline-level="2">Declarative Services</text:h>
      <text:p text:style-name="Body">The Declarative Services specification will need to be updated to include Version as an allowed property type. This includes updating the XML schema and the annotation support.</text:p>
      <text:h text:style-name="Heading_20_2" text:outline-level="2">Blueprint Service</text:h>
      <text:p text:style-name="Body">The Blueprint service can already support Version values as service properties using its standard syntax:</text:p>
      <text:p text:style-name="P28"><text:span text:style-name="T8">&lt;service ref="fooImpl" interface="com.acme.Foo"&gt;</text:span></text:p>
      <text:p text:style-name="P28"><text:span text:style-name="T8"><text:s text:c="4"/>&lt;service-properties&gt;</text:span></text:p>
      <text:p text:style-name="P28"><text:span text:style-name="T8"><text:s text:c="8"/>&lt;entry key="size"&gt;</text:span></text:p>
      <text:p text:style-name="P28"><text:span text:style-name="T8"><text:s text:c="12"/>&lt;value type="org.osgi.framework.Version"&gt;1.2.3.QUAL&lt;/value&gt;</text:span></text:p>
      <text:p text:style-name="P28"><text:span text:style-name="T8"><text:s text:c="8"/>&lt;/entry&gt;</text:span></text:p>
      <text:p text:style-name="P28"><text:span text:style-name="T8"><text:s text:c="4"/>&lt;/service-properties&gt;</text:span></text:p>
      <text:p text:style-name="P28"><text:span text:style-name="T8">&lt;/service&gt; </text:span></text:p>
      <text:p text:style-name="Body"><text:soft-page-break/></text:p>
      <text:h text:style-name="P20" text:outline-level="1">Data Transfer Objects</text:h>
      <text:p text:style-name="P19"/>
      <text:h text:style-name="P20" text:outline-level="1">Javadoc</text:h>
      <text:p text:style-name="P2"><text:span text:style-name="T3">Please include Javadoc of any new APIs here, once the design has matured. Instructions on how to export Javadoc for inclusion in the RFC can be found here: </text:span><text:a xlink:type="simple" xlink:href="https://www.osgi.org/members/RFC/Javadoc"><text:span text:style-name="T6">https://www.osgi.org/members/RFC/Javadoc</text:span></text:a><text:span text:style-name="T3"> </text:span></text:p>
      <text:h text:style-name="P20"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P20" text:outline-level="1">Security Considerations</text:h>
      <text:p text:style-name="P11">Description of all known vulnerabilities this may either introduce or address as well as scenarios of how the weaknesses could be circumvented.</text:p>
      <text:h text:style-name="P20" text:outline-level="1"><text:soft-page-break/>Document Support</text:h>
      <text:h text:style-name="P22" text:outline-level="2">References</text:h>
      <text:list xml:id="list8432673350320115072" text:style-name="WW8Num3">
        <text:list-item>
          <text:p text:style-name="P27"><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
      <text:p text:style-name="P17"/>
      <text:p text:style-name="P13"><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22"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Tim Ward</text:p>
          </table:table-cell>
        </table:table-row>
        <table:table-row table:style-name="Table2.1">
          <table:table-cell table:style-name="Table2.A1" office:value-type="string">
            <text:p text:style-name="P4">Company</text:p>
          </table:table-cell>
          <table:table-cell table:style-name="Table2.B1" office:value-type="string">
            <text:p text:style-name="P4">Paremus Ltd</text:p>
          </table:table-cell>
        </table:table-row>
        <table:table-row table:style-name="Table2.1">
          <table:table-cell table:style-name="Table2.A1" office:value-type="string">
            <text:p text:style-name="P4">Address</text:p>
          </table:table-cell>
          <table:table-cell table:style-name="Table2.B1" office:value-type="string">
            <text:p text:style-name="P4"/>
          </table:table-cell>
        </table:table-row>
        <table:table-row table:style-name="Table2.1">
          <table:table-cell table:style-name="Table2.A1" office:value-type="string">
            <text:p text:style-name="P4">Voice</text:p>
          </table:table-cell>
          <table:table-cell table:style-name="Table2.B1" office:value-type="string">
            <text:p text:style-name="P4"/>
          </table:table-cell>
        </table:table-row>
        <table:table-row table:style-name="Table2.1">
          <table:table-cell table:style-name="Table2.A1" office:value-type="string">
            <text:p text:style-name="P7">e-mail</text:p>
          </table:table-cell>
          <table:table-cell table:style-name="Table2.B1" office:value-type="string">
            <text:p text:style-name="P7">tim.ward@paremus.com</text:p>
          </table:table-cell>
        </table:table-row>
      </table:table>
      <text:p text:style-name="P13"/>
      <text:h text:style-name="P22" text:outline-level="2">Acronyms and Abbreviations</text:h>
      <text:p text:style-name="P13"/>
      <text:h text:style-name="P22"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ProductusOSGiMonoc" svg:font-family="ProductusOSGiMonoc"/>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draw:image xlink:href="Pictures/1000020100000427000001D8328612BC.png" xlink:type="simple" xlink:show="embed" xlink:actuate="onLoad"/></draw:frame><text:tab/><text:user-defined style:data-style-name="N0" text:name="RFC Title">RFC 205 - Versions as Scalar types</text:user-defined><text:tab/>Page <text:page-number text:select-page="current">4</text:page-number> of <text:page-count style:num-format="1">8</text:page-count></text:p>
        <text:p text:style-name="Header"/>
        <text:p text:style-name="Header"><text:tab/>Draft<text:tab/> <text:modification-date style:data-style-name="N76">September 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9-04T12:23:49</meta:creation-date>
    <meta:editing-cycles>3</meta:editing-cycles>
    <meta:editing-duration>PT57M16S</meta:editing-duration>
    <meta:initial-creator>Tim Ward</meta:initial-creator>
    <dc:date>2013-09-04T14:59:07</dc:date>
    <dc:creator>Tim Ward</dc:creator>
    <meta:document-statistic meta:table-count="2" meta:image-count="2" meta:object-count="0" meta:page-count="8" meta:paragraph-count="121" meta:word-count="2229" meta:character-count="14348"/>
    <meta:user-defined meta:name="Info"/>
    <meta:user-defined meta:name="Info 3"/>
    <meta:user-defined meta:name="Info 4"/>
    <meta:user-defined meta:name="RFC Title">RFC 205 - Versions as Scalar types</meta:user-defined>
  </office:meta>
</office:document-meta>
</file>